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112cm" fo:margin-left="0.009cm" fo:margin-top="0cm" fo:margin-bottom="0cm" table:align="left" style:writing-mode="page"/>
    </style:style>
    <style:style style:name="Table1.A" style:family="table-column">
      <style:table-column-properties style:column-width="2.803cm"/>
    </style:style>
    <style:style style:name="Table1.B" style:family="table-column">
      <style:table-column-properties style:column-width="3.30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20.55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20.551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Heading_20_2">
      <style:text-properties officeooo:rsid="0025208f" officeooo:paragraph-rsid="0025208f"/>
    </style:style>
    <style:style style:name="P9" style:family="paragraph" style:parent-style-name="Contents_20_1">
      <style:paragraph-properties>
        <style:tab-stops>
          <style:tab-stop style:position="20.55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20.551cm" style:type="right" style:leader-style="dotted" style:leader-text="."/>
        </style:tab-stops>
      </style:paragraph-properties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officeooo:rsid="001f398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Федеральное государственное автономное образовательное учреждение высшего</text:p>
      <text:p text:style-name="P2">образования «Национальный исследовательский университет ИТМО»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Title">Отчёт</text:p>
      <text:p text:style-name="Subtitle">по лабораторной работе №1</text:p>
      <text:p text:style-name="Subtitle">Перевод чисел между различными системами счисления</text:p>
      <text:p text:style-name="Subtitle">вариант 11</text:p>
      <text:p text:style-name="P2"/>
      <text:p text:style-name="P2"/>
      <text:p text:style-name="P2"/>
      <text:p text:style-name="P2"/>
      <text:p text:style-name="P2"/>
      <text:p text:style-name="P6">Выполнил: Тимошкин Р. В., группа P3131</text:p>
      <text:p text:style-name="P6">Преподаватель: Авксентьева Е. Ю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анкт-Петербург 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9"><text:a xlink:type="simple" xlink:href="#__RefHeading___Toc113_3930505932" text:style-name="Index_20_Link" text:visited-style-name="Index_20_Link">Задание<text:tab/>3</text:a></text:p>
          <text:p text:style-name="P9"><text:a xlink:type="simple" xlink:href="#__RefHeading___Toc115_3930505932" text:style-name="Index_20_Link" text:visited-style-name="Index_20_Link">Основные этапы вычисления<text:tab/>3</text:a></text:p>
          <text:p text:style-name="P10"><text:a xlink:type="simple" xlink:href="#__RefHeading___Toc117_3930505932" text:style-name="Index_20_Link" text:visited-style-name="Index_20_Link">1. 36734<text:span text:style-name="T1">10</text:span> = ?<text:span text:style-name="T1">13</text:span><text:tab/>3</text:a></text:p>
          <text:p text:style-name="P10"><text:a xlink:type="simple" xlink:href="#__RefHeading___Toc119_3930505932" text:style-name="Index_20_Link" text:visited-style-name="Index_20_Link">2. 20046<text:span text:style-name="T1">7 </text:span>= ?<text:span text:style-name="T1">10</text:span><text:tab/>3</text:a></text:p>
          <text:p text:style-name="P10"><text:a xlink:type="simple" xlink:href="#__RefHeading___Toc121_3930505932" text:style-name="Index_20_Link" text:visited-style-name="Index_20_Link">3. 30242<text:span text:style-name="T1">5</text:span> = ?<text:span text:style-name="T1">15</text:span><text:tab/>3</text:a></text:p>
          <text:p text:style-name="P10"><text:a xlink:type="simple" xlink:href="#__RefHeading___Toc123_3930505932" text:style-name="Index_20_Link" text:visited-style-name="Index_20_Link">4. 87.71<text:span text:style-name="T1">10</text:span> = ?<text:span text:style-name="T1">2</text:span><text:tab/>3</text:a></text:p>
          <text:p text:style-name="P10"><text:a xlink:type="simple" xlink:href="#__RefHeading___Toc125_3930505932" text:style-name="Index_20_Link" text:visited-style-name="Index_20_Link">5. 29.5B<text:span text:style-name="T1">16</text:span> = ?<text:span text:style-name="T1">2</text:span><text:tab/>4</text:a></text:p>
          <text:p text:style-name="P10"><text:a xlink:type="simple" xlink:href="#__RefHeading___Toc127_3930505932" text:style-name="Index_20_Link" text:visited-style-name="Index_20_Link">6. 37.76<text:span text:style-name="T1">8</text:span> = ?<text:span text:style-name="T1">2</text:span><text:tab/>4</text:a></text:p>
          <text:p text:style-name="P10"><text:a xlink:type="simple" xlink:href="#__RefHeading___Toc129_3930505932" text:style-name="Index_20_Link" text:visited-style-name="Index_20_Link">7. 0.100101<text:span text:style-name="T1">2</text:span> = ?<text:span text:style-name="T1">16</text:span><text:tab/>4</text:a></text:p>
          <text:p text:style-name="P10"><text:a xlink:type="simple" xlink:href="#__RefHeading___Toc131_3930505932" text:style-name="Index_20_Link" text:visited-style-name="Index_20_Link">8. 0.001111<text:span text:style-name="T1">2</text:span> = ?<text:span text:style-name="T1">10</text:span><text:tab/>4</text:a></text:p>
          <text:p text:style-name="P10"><text:a xlink:type="simple" xlink:href="#__RefHeading___Toc133_3930505932" text:style-name="Index_20_Link" text:visited-style-name="Index_20_Link">9. C9.CB<text:span text:style-name="T1">16</text:span> = ?<text:span text:style-name="T1">10</text:span><text:tab/>4</text:a></text:p>
          <text:p text:style-name="P10"><text:a xlink:type="simple" xlink:href="#__RefHeading___Toc135_3930505932" text:style-name="Index_20_Link" text:visited-style-name="Index_20_Link">10. 651111<text:span text:style-name="T1">(Факт)</text:span> = ?<text:span text:style-name="T1">10</text:span><text:tab/>4</text:a></text:p>
          <text:p text:style-name="P10"><text:a xlink:type="simple" xlink:href="#__RefHeading___Toc137_3930505932" text:style-name="Index_20_Link" text:visited-style-name="Index_20_Link">11. 117<text:span text:style-name="T1">10</text:span> = ?<text:span text:style-name="T1">(Фиб)</text:span><text:tab/>4</text:a></text:p>
          <text:p text:style-name="P10"><text:a xlink:type="simple" xlink:href="#__RefHeading___Toc139_3930505932" text:style-name="Index_20_Link" text:visited-style-name="Index_20_Link">12. 1000010101<text:span text:style-name="T1">(Фиб)</text:span> = ?<text:span text:style-name="T1">10</text:span><text:tab/>4</text:a></text:p>
          <text:p text:style-name="P10"><text:a xlink:type="simple" xlink:href="#__RefHeading___Toc141_3930505932" text:style-name="Index_20_Link" text:visited-style-name="Index_20_Link">13. 1678<text:span text:style-name="T1">(-10)</text:span> = ?<text:span text:style-name="T1">10</text:span><text:tab/>5</text:a></text:p>
          <text:p text:style-name="P10"><text:a xlink:type="simple" xlink:href="#__RefHeading___Toc955_3196629485" text:style-name="Index_20_Link" text:visited-style-name="Index_20_Link">Дополнительное задание<text:tab/>5</text:a></text:p>
          <text:p text:style-name="P9"><text:a xlink:type="simple" xlink:href="#__RefHeading___Toc143_3930505932" text:style-name="Index_20_Link" text:visited-style-name="Index_20_Link">Вывод<text:tab/>5</text:a></text:p>
          <text:p text:style-name="P9"><text:a xlink:type="simple" xlink:href="#__RefHeading___Toc145_3930505932" text:style-name="Index_20_Link" text:visited-style-name="Index_20_Link">Список литературы<text:tab/>5</text:a></text:p>
        </text:index-body>
      </text:table-of-content>
      <text:p text:style-name="P7"/>
      <text:h text:style-name="P5" text:outline-level="1"><text:bookmark-start text:name="__RefHeading___Toc113_3930505932"/>Задание<text:bookmark-end text:name="__RefHeading___Toc113_3930505932"/></text:h>
      <text:p text:style-name="Text_20_body">Перевести число "А", заданное в системе счисления "В", в систему счисления "С".</text:p>
      <text:h text:style-name="Heading_20_1" text:outline-level="1"><text:bookmark-start text:name="__RefHeading___Toc115_3930505932"/>Основные этапы вычисления<text:bookmark-end text:name="__RefHeading___Toc115_3930505932"/></text:h>
      <text:h text:style-name="Heading_20_2" text:outline-level="2"><text:bookmark-start text:name="__RefHeading___Toc117_3930505932"/>1. 36734<text:span text:style-name="T1">10</text:span> = ?<text:span text:style-name="T1">13</text:span><text:bookmark-end text:name="__RefHeading___Toc117_3930505932"/></text:h>
      <text:p text:style-name="Text_20_body">36734<text:span text:style-name="T1">10 </text:span>= 13949<text:span text:style-name="T1">13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_20_body">Число</text:p>
          </table:table-cell>
          <table:table-cell table:style-name="Table1.B1" office:value-type="string">
            <text:p text:style-name="Text_20_body">Остаток</text:p>
          </table:table-cell>
        </table:table-row>
        <table:table-row table:style-name="Table1.1">
          <table:table-cell table:style-name="Table1.A2" office:value-type="string">
            <text:p text:style-name="Text_20_body">36734</text:p>
          </table:table-cell>
          <table:table-cell table:style-name="Table1.B2" office:value-type="string">
            <text:p text:style-name="Text_20_body">9</text:p>
          </table:table-cell>
        </table:table-row>
        <table:table-row table:style-name="Table1.1">
          <table:table-cell table:style-name="Table1.A2" office:value-type="string">
            <text:p text:style-name="Text_20_body">2825</text:p>
          </table:table-cell>
          <table:table-cell table:style-name="Table1.B2" office:value-type="string">
            <text:p text:style-name="Text_20_body">4</text:p>
          </table:table-cell>
        </table:table-row>
        <table:table-row table:style-name="Table1.1">
          <table:table-cell table:style-name="Table1.A2" office:value-type="string">
            <text:p text:style-name="Text_20_body">217</text:p>
          </table:table-cell>
          <table:table-cell table:style-name="Table1.B2" office:value-type="string">
            <text:p text:style-name="Text_20_body">9</text:p>
          </table:table-cell>
        </table:table-row>
        <table:table-row table:style-name="Table1.1">
          <table:table-cell table:style-name="Table1.A2" office:value-type="string">
            <text:p text:style-name="Text_20_body">16</text:p>
          </table:table-cell>
          <table:table-cell table:style-name="Table1.B2" office:value-type="string">
            <text:p text:style-name="Text_20_body">3</text:p>
          </table:table-cell>
        </table:table-row>
        <table:table-row table:style-name="Table1.1">
          <table:table-cell table:style-name="Table1.A2" office:value-type="string">
            <text:p text:style-name="Text_20_body">1</text:p>
          </table:table-cell>
          <table:table-cell table:style-name="Table1.B2" office:value-type="string">
            <text:p text:style-name="Text_20_body">1</text:p>
          </table:table-cell>
        </table:table-row>
      </table:table>
      <text:p text:style-name="Text_20_body"/>
      <text:h text:style-name="Heading_20_2" text:outline-level="2"><text:bookmark-start text:name="__RefHeading___Toc119_3930505932"/>2. 20046<text:span text:style-name="T1">7 </text:span>= ?<text:span text:style-name="T1">10</text:span><text:bookmark-end text:name="__RefHeading___Toc119_3930505932"/></text:h>
      <text:p text:style-name="Text_20_body">20046<text:span text:style-name="T1">7 </text:span>= 2 * 7<text:span text:style-name="T2">4</text:span> + 0 * 7<text:span text:style-name="T2">3</text:span> + 0 * 7<text:span text:style-name="T2">2</text:span> + 4 * 7<text:span text:style-name="T2">1</text:span> + 6 * 7<text:span text:style-name="T2">0</text:span> = 4836<text:span text:style-name="T1">10</text:span></text:p>
      <text:h text:style-name="Heading_20_2" text:outline-level="2"><text:bookmark-start text:name="__RefHeading___Toc121_3930505932"/>3. 30242<text:span text:style-name="T1">5</text:span> = ?<text:span text:style-name="T1">15</text:span><text:bookmark-end text:name="__RefHeading___Toc121_3930505932"/></text:h>
      <text:p text:style-name="Text_20_body">30242<text:span text:style-name="T1">5</text:span> = 3 * 5<text:span text:style-name="T2">4</text:span> + 0 * 5<text:span text:style-name="T2">3</text:span> + 2 * 5<text:span text:style-name="T2">2</text:span> + 4 * 5<text:span text:style-name="T2">1</text:span> + 2 * 5<text:span text:style-name="T2">0</text:span> = 1947<text:span text:style-name="T1">10</text:span></text:p>
      <text:p text:style-name="Text_20_body">1945 / 15 = 129 (ост. 12 (C))</text:p>
      <text:p text:style-name="Text_20_body">129 / 15 = 8 (ост. 9)</text:p>
      <text:p text:style-name="Text_20_body">8 / 15 = 0 (ост. 8)</text:p>
      <text:p text:style-name="Text_20_body">30242<text:span text:style-name="T1">5</text:span> = 89C<text:span text:style-name="T1">15</text:span></text:p>
      <text:h text:style-name="Heading_20_2" text:outline-level="2"><text:bookmark-start text:name="__RefHeading___Toc123_3930505932"/>4. 87.71<text:span text:style-name="T1">10</text:span> = ?<text:span text:style-name="T1">2</text:span><text:bookmark-end text:name="__RefHeading___Toc123_3930505932"/></text:h>
      <text:p text:style-name="Text_20_body">Перевод целой части:</text:p>
      <text:p text:style-name="Text_20_body">87<text:span text:style-name="T1">10</text:span> = 64 + 16 + 4 + 2 + 1 = 1010111<text:span text:style-name="T1">2</text:span></text:p>
      <text:p text:style-name="Text_20_body">Перевод дробной части:</text:p>
      <text:p text:style-name="Text_20_body">0.71 * 2 = 1.42</text:p>
      <text:p text:style-name="Text_20_body">0.42 * 2 = 0.84</text:p>
      <text:p text:style-name="Text_20_body">0.84 * 2 = 1.68</text:p>
      <text:p text:style-name="Text_20_body">0.68 * 2 = 1.36</text:p>
      <text:p text:style-name="Text_20_body">0.36 * 2 = 0.72</text:p>
      <text:p text:style-name="Text_20_body">87.71<text:span text:style-name="T1">10</text:span> = 1010111.10110<text:span text:style-name="T1">2</text:span></text:p>
      <text:h text:style-name="Heading_20_2" text:outline-level="2"><text:bookmark-start text:name="__RefHeading___Toc125_3930505932"/><text:soft-page-break/>5. 29.5B<text:span text:style-name="T1">16</text:span> = ?<text:span text:style-name="T1">2</text:span><text:bookmark-end text:name="__RefHeading___Toc125_3930505932"/></text:h>
      <text:p text:style-name="Text_20_body">Перевод целой части:</text:p>
      <text:p text:style-name="Text_20_body">2<text:span text:style-name="T1">16</text:span> = 0010<text:span text:style-name="T1">2</text:span></text:p>
      <text:p text:style-name="Text_20_body">9<text:span text:style-name="T1">16</text:span> = 1001<text:span text:style-name="T1">2</text:span></text:p>
      <text:p text:style-name="Text_20_body">Перевод дробной части:</text:p>
      <text:p text:style-name="Text_20_body">5<text:span text:style-name="T1">16</text:span> = 0101<text:span text:style-name="T1">2</text:span></text:p>
      <text:p text:style-name="Text_20_body">B<text:span text:style-name="T1">16</text:span> = 1010<text:span text:style-name="T1">2</text:span></text:p>
      <text:p text:style-name="Text_20_body">29.5B<text:span text:style-name="T1">16</text:span> = 101001.01011<text:span text:style-name="T1">2</text:span></text:p>
      <text:h text:style-name="Heading_20_2" text:outline-level="2"><text:bookmark-start text:name="__RefHeading___Toc127_3930505932"/>6. 37.76<text:span text:style-name="T1">8</text:span> = ?<text:span text:style-name="T1">2</text:span><text:bookmark-end text:name="__RefHeading___Toc127_3930505932"/></text:h>
      <text:p text:style-name="Text_20_body">Перевод целой части:</text:p>
      <text:p text:style-name="Text_20_body">3<text:span text:style-name="T1">8</text:span> = 011<text:span text:style-name="T1">2</text:span></text:p>
      <text:p text:style-name="Text_20_body">7<text:span text:style-name="T1">8</text:span> = 111<text:span text:style-name="T1">2</text:span></text:p>
      <text:p text:style-name="Text_20_body">Перевод дробной части:</text:p>
      <text:p text:style-name="Text_20_body">7<text:span text:style-name="T1">8 </text:span>= 111<text:span text:style-name="T1">2</text:span></text:p>
      <text:p text:style-name="Text_20_body">6<text:span text:style-name="T1">8 </text:span>= 110<text:span text:style-name="T1">2</text:span></text:p>
      <text:p text:style-name="Text_20_body">37.76<text:span text:style-name="T1">8</text:span> = 11111.11111<text:span text:style-name="T1">2</text:span></text:p>
      <text:h text:style-name="Heading_20_2" text:outline-level="2"><text:bookmark-start text:name="__RefHeading___Toc129_3930505932"/>7. 0.100101<text:span text:style-name="T1">2</text:span> = ?<text:span text:style-name="T1">16</text:span><text:bookmark-end text:name="__RefHeading___Toc129_3930505932"/></text:h>
      <text:p text:style-name="Text_20_body">0.100101<text:span text:style-name="T1">2</text:span> = 0. 1001 0100<text:span text:style-name="T1">2</text:span> = 0.94<text:span text:style-name="T1">16</text:span></text:p>
      <text:h text:style-name="Heading_20_2" text:outline-level="2"><text:bookmark-start text:name="__RefHeading___Toc131_3930505932"/>8. 0.001111<text:span text:style-name="T1">2</text:span> = ?<text:span text:style-name="T1">10</text:span><text:bookmark-end text:name="__RefHeading___Toc131_3930505932"/></text:h>
      <text:p text:style-name="Text_20_body">0.001111<text:span text:style-name="T1">2</text:span> = 0 * 2<text:span text:style-name="T2">-1</text:span> + 0 * 2<text:span text:style-name="T2">-2</text:span> + 1 * 2<text:span text:style-name="T2">-3</text:span> + 1 * 2<text:span text:style-name="T2">-4</text:span> + 1 * 2<text:span text:style-name="T2">-5</text:span> + 1 * 2<text:span text:style-name="T2">-6</text:span> = 0.234375<text:span text:style-name="T1">10</text:span> ≈ 0.23438<text:span text:style-name="T1">10</text:span></text:p>
      <text:h text:style-name="Heading_20_2" text:outline-level="2"><text:bookmark-start text:name="__RefHeading___Toc133_3930505932"/>9. C9.CB<text:span text:style-name="T1">16</text:span> = ?<text:span text:style-name="T1">10</text:span><text:bookmark-end text:name="__RefHeading___Toc133_3930505932"/></text:h>
      <text:p text:style-name="Text_20_body">C9.CB<text:span text:style-name="T1">16</text:span> = 12 * 16 + 9 * 1 + 12 * 16<text:span text:style-name="T2">-1</text:span> + 11 * 16<text:span text:style-name="T2">-2</text:span> = 192 + 9 + 0.75 + 0.04296875 = 201.79296875<text:span text:style-name="T1">10</text:span> ≈ 201.79297<text:span text:style-name="T1">10</text:span></text:p>
      <text:h text:style-name="Heading_20_2" text:outline-level="2"><text:bookmark-start text:name="__RefHeading___Toc135_3930505932"/>10. 651111<text:span text:style-name="T1">(Факт)</text:span> = ?<text:span text:style-name="T1">10</text:span><text:bookmark-end text:name="__RefHeading___Toc135_3930505932"/></text:h>
      <text:p text:style-name="Text_20_body">651111<text:span text:style-name="T1">(Факт)</text:span> = 1 + 1 * 2! + 1 * 3! + 1 * 4! + 5 * 5! + 6 * 6! = 1 + 2 + 6 + 24 + 600 + 4320 = 4953<text:span text:style-name="T1">10</text:span></text:p>
      <text:h text:style-name="Heading_20_2" text:outline-level="2"><text:bookmark-start text:name="__RefHeading___Toc137_3930505932"/>11. 117<text:span text:style-name="T1">10</text:span> = ?<text:span text:style-name="T1">(Фиб)</text:span><text:bookmark-end text:name="__RefHeading___Toc137_3930505932"/></text:h>
      <text:p text:style-name="Text_20_body">Ряд Фибоначчи: 1, 2, 3, 5, 8, 13, 21, 34, 55, 89, 144, 233, ...</text:p>
      <text:p text:style-name="Text_20_body">117 = 89 + 21 + 5 + 2</text:p>
      <text:p text:style-name="Text_20_body">117<text:span text:style-name="T1">10</text:span> = 1001001010<text:span text:style-name="T1">(Фиб)</text:span></text:p>
      <text:h text:style-name="Heading_20_2" text:outline-level="2"><text:bookmark-start text:name="__RefHeading___Toc139_3930505932"/>12. 1000010101<text:span text:style-name="T1">(Фиб)</text:span> = ?<text:span text:style-name="T1">10</text:span><text:bookmark-end text:name="__RefHeading___Toc139_3930505932"/></text:h>
      <text:p text:style-name="Text_20_body">1000010101<text:span text:style-name="T1">(Фиб)</text:span> = 1 * 1 + 0 * 2 + 1 * 3 + 0 * 5 + 1 * 8 + 0 * 13 + 0 * 21 + 0 * 34 + 0 * 55 + 1 * 89 = 1 + 3 + 8 + 89 = 101<text:span text:style-name="T1">10</text:span></text:p>
      <text:h text:style-name="Heading_20_2" text:outline-level="2"><text:bookmark-start text:name="__RefHeading___Toc141_3930505932"/><text:soft-page-break/>13. 1678<text:span text:style-name="T1">(-10)</text:span> = ?<text:span text:style-name="T1">10</text:span><text:bookmark-end text:name="__RefHeading___Toc141_3930505932"/></text:h>
      <text:p text:style-name="Text_20_body">1678<text:span text:style-name="T1">(-10)</text:span> = 1 * (-10)<text:span text:style-name="T2">3</text:span><text:span text:style-name="T1"> </text:span>+ 6 * (-10)<text:span text:style-name="T2">2</text:span> + 7 * (-10)<text:span text:style-name="T2">1</text:span> + 8 * (-10)<text:span text:style-name="T2">0</text:span> = -462<text:span text:style-name="T1">10</text:span></text:p>
      <text:h text:style-name="P8" text:outline-level="2"><text:bookmark-start text:name="__RefHeading___Toc955_3196629485"/>Дополнительное задание<text:bookmark-end text:name="__RefHeading___Toc955_3196629485"/></text:h>
      <text:p text:style-name="Preformatted_20_Text">import java.util.Scanner;</text:p>
      <text:p text:style-name="Preformatted_20_Text"/>
      <text:p text:style-name="Preformatted_20_Text">public class FibonacciToDecimal {</text:p>
      <text:p text:style-name="Preformatted_20_Text"><text:s text:c="4"/>public static int fibonacciToDecimal(String fibonacci) {</text:p>
      <text:p text:style-name="Preformatted_20_Text"><text:s text:c="8"/>// Initialize variables</text:p>
      <text:p text:style-name="Preformatted_20_Text"><text:s text:c="8"/>int current = 1;</text:p>
      <text:p text:style-name="Preformatted_20_Text"><text:s text:c="8"/>int next = 2;</text:p>
      <text:p text:style-name="Preformatted_20_Text"><text:s text:c="8"/>int decimal = 0;</text:p>
      <text:p text:style-name="Preformatted_20_Text"/>
      <text:p text:style-name="Preformatted_20_Text"><text:s text:c="8"/>// Iterate through Fibonacci base digits from right to left</text:p>
      <text:p text:style-name="Preformatted_20_Text"><text:s text:c="8"/>for (int i = fibonacci.length() - 1; i &gt;= 0; i--) {</text:p>
      <text:p text:style-name="Preformatted_20_Text"><text:s text:c="12"/>char digit = fibonacci.charAt(i);</text:p>
      <text:p text:style-name="Preformatted_20_Text"><text:s text:c="12"/>if (digit == '1') {</text:p>
      <text:p text:style-name="Preformatted_20_Text"><text:s text:c="16"/>decimal += current;</text:p>
      <text:p text:style-name="Preformatted_20_Text"><text:s text:c="12"/>}</text:p>
      <text:p text:style-name="Preformatted_20_Text"><text:s text:c="12"/>int temp = current;</text:p>
      <text:p text:style-name="Preformatted_20_Text"><text:s text:c="12"/>current = next;</text:p>
      <text:p text:style-name="Preformatted_20_Text"><text:s text:c="12"/>next = temp + next; // Update Fibonacci values</text:p>
      <text:p text:style-name="Preformatted_20_Text"><text:s text:c="8"/>}</text:p>
      <text:p text:style-name="Preformatted_20_Text"/>
      <text:p text:style-name="Preformatted_20_Text"><text:s text:c="8"/>return decimal;</text:p>
      <text:p text:style-name="Preformatted_20_Text"><text:s text:c="4"/>}</text:p>
      <text:p text:style-name="Preformatted_20_Text"/>
      <text:p text:style-name="Preformatted_20_Text"><text:s text:c="4"/>public static void main(String[] args) {</text:p>
      <text:p text:style-name="Preformatted_20_Text"><text:s text:c="8"/>Scanner scanner = new Scanner(System.in);</text:p>
      <text:p text:style-name="Preformatted_20_Text"/>
      <text:p text:style-name="Preformatted_20_Text"><text:s text:c="8"/>// Input Fibonacci base number as a string</text:p>
      <text:p text:style-name="Preformatted_20_Text"><text:s text:c="8"/>System.out.print("Enter a number in Fibonacci base: ");</text:p>
      <text:p text:style-name="Preformatted_20_Text"><text:s text:c="8"/>String fibonacciBase = scanner.nextLine();</text:p>
      <text:p text:style-name="Preformatted_20_Text"/>
      <text:p text:style-name="Preformatted_20_Text"><text:s text:c="8"/>int decimalResult = fibonacciToDecimal(fibonacciBase);</text:p>
      <text:p text:style-name="Preformatted_20_Text"><text:s text:c="8"/>System.out.println("The decimal equivalent is: " + decimalResult);</text:p>
      <text:p text:style-name="Preformatted_20_Text"><text:s text:c="4"/>}</text:p>
      <text:p text:style-name="Preformatted_20_Text">}</text:p>
      <text:h text:style-name="Heading_20_1" text:outline-level="1"><text:bookmark-start text:name="__RefHeading___Toc143_3930505932"/>Вывод<text:bookmark-end text:name="__RefHeading___Toc143_3930505932"/></text:h>
      <text:p text:style-name="Text_20_body">В процессе выполнения работы я закрепил свои знания по переводу чисел в классических системах счисления, а также узнал о фибоначчиевой и факториальной СС, СС Бергмана, научился записывать числа в них и переводить в другие системы счисления.</text:p>
      <text:h text:style-name="Heading_20_1" text:outline-level="1"><text:bookmark-start text:name="__RefHeading___Toc145_3930505932"/>Список литературы<text:bookmark-end text:name="__RefHeading___Toc145_3930505932"/></text:h>
      <text:p text:style-name="Text_20_body">1. Алексеев Е. Г., Богатырев С. Д. Информатика. Мультимедийный электронный учебник. Саранск: 2009.</text:p>
      <text:p text:style-name="Text_20_body"><text:span text:style-name="T3">2. </text:span>С. Б. Гашков Системы счисления и их применение. 2 изд. М.: Издательство Московского центра непрерывного математического образования, 2012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Liberation Serif" fo:font-family="'Liberation Serif'" style:font-family-generic="roman" fo:font-size="18pt" fo:font-weight="bold" style:font-name-asian="Liberation Serif1" style:font-family-asian="'Liberation Serif'" style:font-family-generic-asian="system" style:font-pitch-asian="variable" style:font-size-asian="18pt" style:font-weight-asian="bold" style:font-name-complex="Liberation Serif1" style:font-family-complex="'Liberation Serif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353cm" fo:margin-bottom="0.212cm" style:contextual-spacing="false" fo:line-height="150%"/>
      <style:text-properties style:font-name="Liberation Serif" fo:font-family="'Liberation Serif'" style:font-family-generic="roman" fo:font-size="16pt" fo:font-weight="bold" style:font-name-asian="Liberation Serif1" style:font-family-asian="'Liberation Serif'" style:font-family-generic-asian="system" style:font-pitch-asian="variable" style:font-size-asian="16pt" style:font-weight-asian="bold" style:font-name-complex="Liberation Serif1" style:font-family-complex="'Liberation Serif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247cm" fo:margin-bottom="0.212cm" style:contextual-spacing="false" fo:line-height="150%"/>
      <style:text-properties style:font-name="Liberation Serif" fo:font-family="'Liberation Serif'" style:font-family-generic="roman" fo:font-weight="bold" style:font-name-asian="Liberation Serif1" style:font-family-asian="'Liberation Serif'" style:font-family-generic-asian="system" style:font-pitch-asian="variable" style:font-weight-asian="bold" style:font-name-complex="Liberation Serif1" style:font-family-complex="'Liberation Serif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212cm" fo:margin-bottom="0.212cm" style:contextual-spacing="false" fo:line-height="150%"/>
      <style:text-properties style:font-name="Liberation Serif" fo:font-family="'Liberation Serif'" style:font-family-generic="roman" fo:font-size="13pt" fo:font-style="italic" fo:font-weight="bold" style:font-name-asian="Liberation Serif1" style:font-family-asian="'Liberation Serif'" style:font-family-generic-asian="system" style:font-pitch-asian="variable" style:font-size-asian="13pt" style:font-style-asian="italic" style:font-weight-asian="bold" style:font-name-complex="Liberation Serif1" style:font-family-complex="'Liberation Serif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50%"/>
    </style:style>
    <style:style style:name="caption" style:family="paragraph" style:parent-style-name="Standard_20__28_WW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Liberation Serif" fo:font-family="'Liberation Serif'" style:font-family-generic="roman" fo:font-size="28pt" fo:font-weight="bold" style:font-name-asian="Liberation Serif1" style:font-family-asian="'Liberation Serif'" style:font-family-generic-asian="system" style:font-pitch-asian="variable" style:font-size-asian="28pt" style:font-weight-asian="bold" style:font-name-complex="Liberation Serif1" style:font-family-complex="'Liberation Serif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106cm" fo:margin-bottom="0.212cm" style:contextual-spacing="false" fo:line-height="150%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10.275cm" style:type="center"/>
          <style:tab-stop style:position="20.551cm" style:type="right"/>
        </style:tab-stops>
      </style:paragraph-properties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2_20__28_WW_29_" style:display-name="Contents 2 (WW)" style:family="paragraph" style:parent-style-name="Index">
      <style:paragraph-properties fo:margin-left="0.499cm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20.5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20.052cm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199cm" fo:margin-bottom="0.199cm" fo:margin-left="0.3cm" fo:margin-right="0.15cm" style:writing-mode="lr-tb" style:layout-grid-color="#c0c0c0" style:layout-grid-lines="293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199cm" fo:margin-bottom="0.199cm" fo:margin-left="0.3cm" fo:margin-right="0.15cm" style:writing-mode="lr-tb" style:layout-grid-color="#c0c0c0" style:layout-grid-lines="2831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1</meta:editing-cycles>
    <meta:creation-date>2023-09-16T15:49:00</meta:creation-date>
    <dc:date>2023-09-17T16:40:12.639506853</dc:date>
    <meta:editing-duration>PT9M39S</meta:editing-duration>
    <meta:generator>LibreOffice/7.6.1.2$Linux_X86_64 LibreOffice_project/60$Build-2</meta:generator>
    <meta:document-statistic meta:table-count="1" meta:image-count="0" meta:object-count="0" meta:page-count="5" meta:paragraph-count="131" meta:word-count="764" meta:character-count="3874" meta:non-whitespace-character-count="3026"/>
    <meta:user-defined meta:name="AppVersion">16.0000</meta:user-defined>
    <meta:template xlink:type="simple" xlink:actuate="onRequest" xlink:title="Normal" xlink:href=""/>
  </office:meta>
</office:document-meta>
</file>